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text-properties officeooo:rsid="000bc2c8" officeooo:paragraph-rsid="000bc2c8"/>
    </style:style>
    <style:style style:name="P5" style:family="paragraph" style:parent-style-name="Text_20_body" style:list-style-name="L1">
      <style:text-properties officeooo:rsid="001068a7" officeooo:paragraph-rsid="001068a7"/>
    </style:style>
    <style:style style:name="P6" style:family="paragraph" style:parent-style-name="Text_20_body" style:list-style-name="L2">
      <style:text-properties officeooo:rsid="001ca78f" officeooo:paragraph-rsid="001ca78f"/>
    </style:style>
    <style:style style:name="P7" style:family="paragraph" style:parent-style-name="Text_20_body" style:list-style-name="L3">
      <style:text-properties officeooo:rsid="0020d5c9" officeooo:paragraph-rsid="0020d5c9"/>
    </style:style>
    <style:style style:name="T1" style:family="text">
      <style:text-properties officeooo:rsid="000a1099"/>
    </style:style>
    <style:style style:name="T2" style:family="text">
      <style:text-properties officeooo:rsid="000ef62f"/>
    </style:style>
    <style:style style:name="T3" style:family="text">
      <style:text-properties officeooo:rsid="0010fb28"/>
    </style:style>
    <style:style style:name="T4" style:family="text">
      <style:text-properties officeooo:rsid="00147419"/>
    </style:style>
    <style:style style:name="T5" style:family="text">
      <style:text-properties officeooo:rsid="0014e835"/>
    </style:style>
    <style:style style:name="T6" style:family="text">
      <style:text-properties officeooo:rsid="00217e14"/>
    </style:style>
    <style:style style:name="T7" style:family="text">
      <style:text-properties officeooo:rsid="002207d1"/>
    </style:style>
    <style:style style:name="T8" style:family="text">
      <style:text-properties officeooo:rsid="0023754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thew 4:12-25</text:h>
      <text:h text:style-name="Heading_20_2" text:outline-level="2"><text:bookmark text:name="en-GNT-26268"/>Jesus Begins His Work in Galilee <text:span text:style-name="T1">(12-17)</text:span></text:h>
      <text:list xml:id="list2514246617" text:style-name="L1">
        <text:list-item>
          <text:p text:style-name="P1">When Jesus heard that John had been put in prison, he went away to Galilee. <text:bookmark text:name="en-GNT-26269"/>He did not stay in Nazareth, but went to live in Capernaum, a town by Lake Galilee, in the territory of Zebulun and Naphtali. <text:bookmark text:name="en-GNT-26270"/>This was done to make come true what the prophet Isaiah had said,<text:bookmark text:name="en-GNT-26271"/> “Land of Zebulun and land of Naphtali, on the road to the sea, on the other side of the Jordan, Galilee, land of the Gentiles!<text:bookmark text:name="en-GNT-26272"/> The people who live in darkness will see a great light. On those who live in the dark land of death the light will shine.”<text:bookmark text:name="en-GNT-26273"/> From that time Jesus began to preach his message: “Turn away from your sins, because the Kingdom of heaven is near!”</text:p>
        </text:list-item>
        <text:list-item>
          <text:p text:style-name="P4">John is captured, he is being persecuted for the Lord. <text:span text:style-name="T2">This is a perk of preaching the Lord, you’ll face oppostion and or abandonment.</text:span></text:p>
        </text:list-item>
        <text:list-item>
          <text:p text:style-name="P5">All that happened was to fulfill the prophesies. <text:span text:style-name="T3">In that case the lost </text:span><text:span text:style-name="T4">territory of Zebulum and Naphtalt</text:span><text:span text:style-name="T3"> w</text:span><text:span text:style-name="T4">ere t</text:span><text:span text:style-name="T3">he first to see the light. </text:span><text:span text:style-name="T4">Christ was here for the lost. </text:span><text:span text:style-name="T5">He started preaching about repentance and the kingdom.</text:span></text:p>
        </text:list-item>
      </text:list>
      <text:h text:style-name="Heading_20_2" text:outline-level="2"><text:bookmark text:name="en-GNT-26274"/>Jesus Calls Four Fishermen <text:span text:style-name="T1">(18-22)</text:span></text:h>
      <text:list xml:id="list2614145326" text:style-name="L2">
        <text:list-item>
          <text:p text:style-name="P2">As Jesus walked along the shore of Lake Galilee, he saw two brothers who were fishermen, Simon (called Peter) and his brother Andrew, catching fish in the lake with a net. <text:bookmark text:name="en-GNT-26275"/>Jesus said to them, “Come with me, and I will teach you to catch people.” <text:bookmark text:name="en-GNT-26276"/>At once they left their nets and went with him.<text:bookmark text:name="en-GNT-26277"/> He went on and saw two other brothers, James and John, the sons of Zebedee. They were in their boat with their father Zebedee, getting their nets ready. Jesus called them, <text:bookmark text:name="en-GNT-26278"/>and at once they left the boat and their father, and went with him.</text:p>
        </text:list-item>
        <text:list-item>
          <text:p text:style-name="P6">When you’re called by the Lord, all other things are left behind. The first four desciples were called and they left there jobs to become fishers of men.</text:p>
        </text:list-item>
      </text:list>
      <text:h text:style-name="Heading_20_2" text:outline-level="2"><text:bookmark text:name="en-GNT-26279"/>Jesus Teaches, Preaches, and Heals <text:span text:style-name="T1">(23-25)</text:span></text:h>
      <text:list xml:id="list2954521917" text:style-name="L3">
        <text:list-item>
          <text:p text:style-name="P3">Jesus went all over Galilee, teaching in the synagogues, preaching the Good News about the Kingdom, and healing people who had all kinds of disease and sickness. <text:bookmark text:name="en-GNT-26280"/>The news about him spread through the whole country of Syria, so that people brought to him all those who were sick, suffering from all kinds of diseases and disorders: people with demons, and epileptics, and paralytics—and Jesus healed them all. <text:bookmark text:name="en-GNT-26281"/>Large crowds followed him from Galilee and the Ten Towns, from Jerusalem, Judea, and the land on the other side of the Jordan.</text:p>
        </text:list-item>
        <text:list-item>
          <text:p text:style-name="P7">Jesus taught, preached and healed, <text:s/>a lot of people started following him. <text:span text:style-name="T6">Were these people following him for repentance or for the miracle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07:20:02.998817299</meta:creation-date>
    <dc:date>2021-10-16T07:57:40.847354624</dc:date>
    <meta:editing-duration>PT27M21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57" meta:character-count="2491" meta:non-whitespace-character-count="2052"/>
  </office:meta>
</office:document-meta>
</file>